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88cm solid #000000"/>
    </style:style>
    <style:style style:name="ce5" style:family="table-cell" style:parent-style-name="Default">
      <style:table-cell-properties fo:border-bottom="0.088cm solid #000000" fo:border-left="none" fo:border-right="none" fo:border-top="none"/>
    </style:style>
    <style:style style:name="ce6" style:family="table-cell" style:parent-style-name="Default" style:data-style-name="N1"/>
    <style:style style:name="ce7" style:family="table-cell" style:parent-style-name="Default">
      <style:table-cell-properties fo:border-bottom="none" fo:border-left="none" fo:border-right="0.088cm solid #000000" fo:border-top="0.088cm solid #000000"/>
    </style:style>
    <style:style style:name="ce8" style:family="table-cell" style:parent-style-name="Default">
      <style:table-cell-properties fo:border-bottom="none" fo:border-left="none" fo:border-right="0.088cm solid #000000" fo:border-top="none"/>
    </style:style>
    <style:style style:name="ce9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Name:</text:p>
          </table:table-cell>
          <table:table-cell/>
          <table:table-cell office:value-type="string">
            <text:p>Vorname:</text:p>
          </table:table-cell>
          <table:table-cell/>
          <table:table-cell office:value-type="string">
            <text:p>Klasse:</text:p>
          </table:table-cell>
          <table:table-cell/>
        </table:table-row>
        <table:table-row table:style-name="ro1">
          <table:table-cell table:style-name="ce1" office:value-type="string">
            <text:p>Mündlich:</text:p>
          </table:table-cell>
          <table:table-cell table:style-name="ce4" table:number-columns-repeated="4"/>
          <table:table-cell table:style-name="ce7"/>
        </table:table-row>
        <table:table-row table:style-name="ro1">
          <table:table-cell table:style-name="ce2" office:value-type="string">
            <text:p>Note 1:</text:p>
          </table:table-cell>
          <table:table-cell office:value-type="string">
            <text:p>Note 2:</text:p>
          </table:table-cell>
          <table:table-cell office:value-type="string">
            <text:p>Note 3:</text:p>
          </table:table-cell>
          <table:table-cell office:value-type="string">
            <text:p>Note 4:</text:p>
          </table:table-cell>
          <table:table-cell office:value-type="string">
            <text:p>Note 5:</text:p>
          </table:table-cell>
          <table:table-cell table:style-name="ce8" office:value-type="string">
            <text:p>Note 6: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9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Schriftlich:</text:p>
          </table:table-cell>
          <table:table-cell table:style-name="ce4"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>
            <text:p>Note 1:</text:p>
          </table:table-cell>
          <table:table-cell office:value-type="string">
            <text:p>Note 2:</text:p>
          </table:table-cell>
          <table:table-cell office:value-type="string">
            <text:p>Note 3:</text:p>
          </table:table-cell>
          <table:table-cell table:style-name="ce8" office:value-type="string">
            <text:p>Note 4:</text:p>
          </table:table-cell>
          <table:table-cell table:number-columns-repeated="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ote Mündlich:</text:p>
          </table:table-cell>
          <table:table-cell table:formula="of:=([.A4]+[.B4]+[.C4]+[.D4]+[.E4]+[.F4])/COUNT([.A4:.F4])" office:value-type="float" office:value="2.16666666666667">
            <text:p>2,1666666667</text:p>
          </table:table-cell>
          <table:table-cell table:number-columns-repeated="4"/>
        </table:table-row>
        <table:table-row table:style-name="ro1">
          <table:table-cell office:value-type="string">
            <text:p>Note Schriftlich:</text:p>
          </table:table-cell>
          <table:table-cell table:formula="of:=([.A7]+[.B7]+[.C7]+[.D7])/COUNT([.A7:.D7])" office:value-type="float" office:value="3.5">
            <text:p>3,5</text:p>
          </table:table-cell>
          <table:table-cell table:number-columns-repeated="4"/>
        </table:table-row>
        <table:table-row table:style-name="ro1">
          <table:table-cell office:value-type="string">
            <text:p>Note Gesamt:</text:p>
          </table:table-cell>
          <table:table-cell table:formula="of:=(2*[.B10]+[.B11])/3" office:value-type="float" office:value="2.61111111111111">
            <text:p>2,6111111111</text:p>
          </table:table-cell>
          <table:table-cell table:number-columns-repeated="4"/>
        </table:table-row>
        <table:table-row table:style-name="ro1">
          <table:table-cell office:value-type="string">
            <text:p>Note Gerundet:</text:p>
          </table:table-cell>
          <table:table-cell table:style-name="ce6" table:formula="of:=[.B12]" office:value-type="float" office:value="2.61111111111111">
            <text:p>3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9.05.2019</text:date>, <text:time>16:52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6:40:45.50</meta:creation-date>
    <dc:date>2019-05-09T16:52:10.60</dc:date>
    <meta:editing-duration>PT11M25S</meta:editing-duration>
    <meta:editing-cycles>1</meta:editing-cycles>
    <meta:document-statistic meta:table-count="3" meta:cell-count="33" meta:object-count="0"/>
    <meta:generator>OpenOffice/4.1.6$Win32 OpenOffice.org_project/416m1$Build-9790</meta:generator>
  </office:meta>
</office:document-meta>
</file>